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inomial" table:style-name="ta1">
        <table:shapes>
          <draw:frame draw:z-index="0" draw:style-name="gr1" draw:text-style-name="P1" svg:width="175.5mm" svg:height="89.99mm" svg:x="63.73mm" svg:y="267.42mm">
            <loext:p draw:notify-on-update-of-ranges="Binomial.C1:Binomial.C85 Binomial.D1:Binomial.D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COUNTIF([.A1:.A1000]; [.C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COUNTIF([.A2:.A1001]; [.C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COUNTIF([.A3:.A1002]; 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COUNTIF([.A4:.A1003]; [.C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COUNTIF([.A5:.A1004]; [.C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COUNTIF([.A6:.A1005]; [.C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463" calcext:value-type="float">
            <text:p>463</text:p>
          </table:table-cell>
          <table:table-cell table:formula="of:=COUNTIF([.A7:.A1006]; [.C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COUNTIF([.A8:.A1007]; [.C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COUNTIF([.A9:.A1008]; [.C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COUNTIF([.A10:.A1009]; [.C1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COUNTIF([.A11:.A1010]; [.C1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469" calcext:value-type="float">
            <text:p>469</text:p>
          </table:table-cell>
          <table:table-cell table:formula="of:=COUNTIF([.A12:.A1011]; [.C1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COUNTIF([.A13:.A1012]; [.C1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COUNTIF([.A14:.A1013]; [.C1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COUNTIF([.A15:.A1014]; [.C1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COUNTIF([.A16:.A1015]; [.C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COUNTIF([.A17:.A1016]; [.C1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COUNTIF([.A18:.A1017]; [.C1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476" calcext:value-type="float">
            <text:p>476</text:p>
          </table:table-cell>
          <table:table-cell table:formula="of:=COUNTIF([.A19:.A1018]; [.C1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477" calcext:value-type="float">
            <text:p>477</text:p>
          </table:table-cell>
          <table:table-cell table:formula="of:=COUNTIF([.A20:.A1019]; [.C2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478" calcext:value-type="float">
            <text:p>478</text:p>
          </table:table-cell>
          <table:table-cell table:formula="of:=COUNTIF([.A21:.A1020]; [.C2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479" calcext:value-type="float">
            <text:p>479</text:p>
          </table:table-cell>
          <table:table-cell table:formula="of:=COUNTIF([.A22:.A1021]; [.C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COUNTIF([.A23:.A1022]; [.C2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COUNTIF([.A24:.A1023]; [.C2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COUNTIF([.A25:.A1024]; [.C2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COUNTIF([.A26:.A1025]; [.C2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COUNTIF([.A27:.A1026]; [.C2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COUNTIF([.A28:.A1027]; [.C2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486" calcext:value-type="float">
            <text:p>486</text:p>
          </table:table-cell>
          <table:table-cell table:formula="of:=COUNTIF([.A29:.A1028]; [.C2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COUNTIF([.A30:.A1029]; [.C3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COUNTIF([.A31:.A1030]; [.C3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COUNTIF([.A32:.A1031]; [.C3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COUNTIF([.A33:.A1032]; [.C3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COUNTIF([.A34:.A1033]; [.C3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COUNTIF([.A35:.A1034]; [.C3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COUNTIF([.A36:.A1035]; [.C36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COUNTIF([.A37:.A1036]; [.C3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COUNTIF([.A38:.A1037]; [.C3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COUNTIF([.A39:.A1038]; [.C3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497" calcext:value-type="float">
            <text:p>497</text:p>
          </table:table-cell>
          <table:table-cell table:formula="of:=COUNTIF([.A40:.A1039]; [.C4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498" calcext:value-type="float">
            <text:p>498</text:p>
          </table:table-cell>
          <table:table-cell table:formula="of:=COUNTIF([.A41:.A1040]; [.C4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COUNTIF([.A42:.A1041]; [.C42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COUNTIF([.A43:.A1042]; [.C4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501" calcext:value-type="float">
            <text:p>501</text:p>
          </table:table-cell>
          <table:table-cell table:formula="of:=COUNTIF([.A44:.A1043]; [.C44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formula="of:=COUNTIF([.A45:.A1044]; [.C45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COUNTIF([.A46:.A1045]; [.C46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COUNTIF([.A47:.A1046]; [.C47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COUNTIF([.A48:.A1047]; [.C4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COUNTIF([.A49:.A1048]; [.C49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COUNTIF([.A50:.A1049]; [.C5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08" calcext:value-type="float">
            <text:p>508</text:p>
          </table:table-cell>
          <table:table-cell table:formula="of:=COUNTIF([.A51:.A1050]; [.C5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509" calcext:value-type="float">
            <text:p>509</text:p>
          </table:table-cell>
          <table:table-cell table:formula="of:=COUNTIF([.A52:.A1051]; [.C52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COUNTIF([.A53:.A1052]; [.C5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511" calcext:value-type="float">
            <text:p>511</text:p>
          </table:table-cell>
          <table:table-cell table:formula="of:=COUNTIF([.A54:.A1053]; [.C5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COUNTIF([.A55:.A1054]; [.C5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13" calcext:value-type="float">
            <text:p>513</text:p>
          </table:table-cell>
          <table:table-cell table:formula="of:=COUNTIF([.A56:.A1055]; [.C5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14" calcext:value-type="float">
            <text:p>514</text:p>
          </table:table-cell>
          <table:table-cell table:formula="of:=COUNTIF([.A57:.A1056]; [.C5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COUNTIF([.A58:.A1057]; [.C5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516" calcext:value-type="float">
            <text:p>516</text:p>
          </table:table-cell>
          <table:table-cell table:formula="of:=COUNTIF([.A59:.A1058]; [.C5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17" calcext:value-type="float">
            <text:p>517</text:p>
          </table:table-cell>
          <table:table-cell table:formula="of:=COUNTIF([.A60:.A1059]; [.C6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518" calcext:value-type="float">
            <text:p>518</text:p>
          </table:table-cell>
          <table:table-cell table:formula="of:=COUNTIF([.A61:.A1060]; [.C6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519" calcext:value-type="float">
            <text:p>519</text:p>
          </table:table-cell>
          <table:table-cell table:formula="of:=COUNTIF([.A62:.A1061]; [.C6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COUNTIF([.A63:.A1062]; [.C6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521" calcext:value-type="float">
            <text:p>521</text:p>
          </table:table-cell>
          <table:table-cell table:formula="of:=COUNTIF([.A64:.A1063]; [.C6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522" calcext:value-type="float">
            <text:p>522</text:p>
          </table:table-cell>
          <table:table-cell table:formula="of:=COUNTIF([.A65:.A1064]; [.C6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COUNTIF([.A66:.A1065]; [.C6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24" calcext:value-type="float">
            <text:p>524</text:p>
          </table:table-cell>
          <table:table-cell table:formula="of:=COUNTIF([.A67:.A1066]; [.C6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COUNTIF([.A68:.A1067]; [.C6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526" calcext:value-type="float">
            <text:p>526</text:p>
          </table:table-cell>
          <table:table-cell table:formula="of:=COUNTIF([.A69:.A1068]; [.C6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527" calcext:value-type="float">
            <text:p>527</text:p>
          </table:table-cell>
          <table:table-cell table:formula="of:=COUNTIF([.A70:.A1069]; [.C7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528" calcext:value-type="float">
            <text:p>528</text:p>
          </table:table-cell>
          <table:table-cell table:formula="of:=COUNTIF([.A71:.A1070]; [.C7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COUNTIF([.A72:.A1071]; [.C7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COUNTIF([.A73:.A1072]; [.C7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COUNTIF([.A74:.A1073]; [.C7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532" calcext:value-type="float">
            <text:p>532</text:p>
          </table:table-cell>
          <table:table-cell table:formula="of:=COUNTIF([.A75:.A1074]; [.C7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33" calcext:value-type="float">
            <text:p>533</text:p>
          </table:table-cell>
          <table:table-cell table:formula="of:=COUNTIF([.A76:.A1075]; [.C7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COUNTIF([.A77:.A1076]; [.C7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COUNTIF([.A78:.A1077]; [.C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536" calcext:value-type="float">
            <text:p>536</text:p>
          </table:table-cell>
          <table:table-cell table:formula="of:=COUNTIF([.A79:.A1078]; [.C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37" calcext:value-type="float">
            <text:p>537</text:p>
          </table:table-cell>
          <table:table-cell table:formula="of:=COUNTIF([.A80:.A1079]; [.C8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538" calcext:value-type="float">
            <text:p>538</text:p>
          </table:table-cell>
          <table:table-cell table:formula="of:=COUNTIF([.A81:.A1080]; [.C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COUNTIF([.A82:.A1081]; [.C8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541" calcext:value-type="float">
            <text:p>541</text:p>
          </table:table-cell>
          <table:table-cell table:formula="of:=COUNTIF([.A83:.A1082]; [.C8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COUNTIF([.A84:.A1083]; [.C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COUNTIF([.A85:.A1084]; [.C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Binomial.C1:Binomial.C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1:36:49.186946391</dc:date>
    <meta:editing-duration>PT27S</meta:editing-duration>
    <meta:editing-cycles>1</meta:editing-cycles>
    <meta:document-statistic meta:table-count="1" meta:cell-count="217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51cm" svg:height="9cm" xlink:href=".." xlink:type="simple" chart:class="chart:bar" chart:style-name="ch1">
        <chart:title svg:x="6.774cm" svg:y="0.316cm" chart:style-name="ch2">
          <text:p>Binomial(1000, 0.5)</text:p>
        </chart:title>
        <chart:plot-area chart:style-name="ch3" table:cell-range-address="Binomial.C1:Binomial.D85" chart:data-source-has-labels="column" svg:x="1.362cm" svg:y="1.275cm" svg:width="15.838cm" svg:height="6.564cm">
          <chartooo:coordinate-region svg:x="1.983cm" svg:y="1.396cm" svg:width="15.166cm" svg:height="5.441cm"/>
          <chart:axis chart:dimension="x" chart:name="primary-x" chart:style-name="ch4" chartooo:axis-type="auto">
            <chartooo:date-scale/>
            <chart:title svg:x="8.655cm" svg:y="8.019cm" chart:style-name="ch5">
              <text:p>Wartość</text:p>
            </chart:title>
            <chart:categories table:cell-range-address="Binomial.C1:Binomial.C85"/>
          </chart:axis>
          <chart:axis chart:dimension="y" chart:name="primary-y" chart:style-name="ch6">
            <chart:title svg:x="0.451cm" svg:y="5.858cm" chart:style-name="ch7">
              <text:p>Liczba wystąpień</text:p>
            </chart:title>
            <chart:grid chart:style-name="ch8" chart:class="major"/>
          </chart:axis>
          <chart:series chart:style-name="ch9" chart:values-cell-range-address="Binomial.D1:Binomial.D85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48">
                <text:p>448</text:p>
                <draw:g>
                  <svg:desc>Binomial.C1:Binomial.C85</svg:desc>
                </draw:g>
              </table:table-cell>
              <table:table-cell office:value-type="float" office:value="1">
                <text:p>1</text:p>
                <draw:g>
                  <svg:desc>Binomial.D1:Binomial.D85</svg:desc>
                </draw:g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